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11111" loext:opacity="100%" style:font-name="ui-monospace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hp_y3dBypqa9jYYeJOlC6OAyiP4X97CrX3RVYy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21:07:29.512998254</meta:creation-date>
    <dc:date>2025-04-29T21:08:11.346653561</dc:date>
    <meta:editing-duration>PT43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3.7.2$Linux_X86_64 LibreOffice_project/30$Build-2</meta:generator>
  </office:meta>
</office:document-meta>
</file>